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b09b4"/>
    </style:style>
    <style:style style:name="P2" style:family="paragraph" style:parent-style-name="Preformatted_20_Text">
      <style:paragraph-properties fo:orphans="1" style:writing-mode="lr-tb"/>
      <style:text-properties officeooo:paragraph-rsid="000b09b4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b09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Redefine Collatz sequence data for spherical mapping and harmonics analysis</text:span></text:p>
      <text:p text:style-name="P2"><text:span text:style-name="Source_20_Text">def collatz_sequence(n, max_steps=100):</text:span></text:p>
      <text:p text:style-name="P2"><text:span text:style-name="Source_20_Text"><text:s text:c="4"/>"""Generate the Collatz sequence starting from n."""</text:span></text:p>
      <text:p text:style-name="P2"><text:span text:style-name="Source_20_Text"><text:s text:c="4"/>sequence = [n]</text:span></text:p>
      <text:p text:style-name="P2"><text:span text:style-name="Source_20_Text"><text:s text:c="4"/>while n != 1 and len(sequence) &lt; max_steps:</text:span></text:p>
      <text:p text:style-name="P2"><text:span text:style-name="Source_20_Text"><text:s text:c="8"/>if n % 2 == 0:</text:span></text:p>
      <text:p text:style-name="P2"><text:span text:style-name="Source_20_Text"><text:s text:c="12"/>n = n // 2</text:span></text:p>
      <text:p text:style-name="P2"><text:span text:style-name="Source_20_Text"><text:s text:c="8"/>else:</text:span></text:p>
      <text:p text:style-name="P2"><text:span text:style-name="Source_20_Text"><text:s text:c="12"/>n = 3 * n + 1</text:span></text:p>
      <text:p text:style-name="P2"><text:span text:style-name="Source_20_Text"><text:s text:c="8"/>sequence.append(n)</text:span></text:p>
      <text:p text:style-name="P2"><text:span text:style-name="Source_20_Text"><text:s text:c="4"/>return sequence</text:span></text:p>
      <text:p text:style-name="P2"/>
      <text:p text:style-name="P2"><text:span text:style-name="Source_20_Text"># Generate Collatz sequence starting from a value</text:span></text:p>
      <text:p text:style-name="P2"><text:span text:style-name="Source_20_Text">start_number = 27 <text:s/># Starting number for Collatz sequence</text:span></text:p>
      <text:p text:style-name="P2"><text:span text:style-name="Source_20_Text">collatz_numbers = collatz_sequence(start_number)</text:span></text:p>
      <text:p text:style-name="P2"/>
      <text:p text:style-name="P2"><text:span text:style-name="Source_20_Text"># Convert Collatz numbers into spherical harmonic coordinates</text:span></text:p>
      <text:p text:style-name="P2"><text:span text:style-name="Source_20_Text">def spherical_collatz_harmonics(numbers, frequency=1):</text:span></text:p>
      <text:p text:style-name="P2"><text:span text:style-name="Source_20_Text"><text:s text:c="4"/>theta = np.linspace(0, 2 * np.pi, len(numbers)) <text:s/># Angular progression</text:span></text:p>
      <text:p text:style-name="P2"><text:span text:style-name="Source_20_Text"><text:s text:c="4"/>phi = np.linspace(0, np.pi, len(numbers)) <text:s/># Vertical oscillation</text:span></text:p>
      <text:p text:style-name="P2"><text:span text:style-name="Source_20_Text"><text:s text:c="4"/>r = np.array(numbers) / max(numbers) <text:s/># Normalize numbers as radii</text:span></text:p>
      <text:p text:style-name="P2"/>
      <text:p text:style-name="P2"><text:span text:style-name="Source_20_Text"><text:s text:c="4"/># Spherical to Cartesian conversion</text:span></text:p>
      <text:p text:style-name="P2"><text:span text:style-name="Source_20_Text"><text:s text:c="4"/>x = r * np.sin(phi) * np.cos(theta * frequency)</text:span></text:p>
      <text:p text:style-name="P2"><text:span text:style-name="Source_20_Text"><text:s text:c="4"/>y = r * np.sin(phi) * np.sin(theta * frequency)</text:span></text:p>
      <text:p text:style-name="P2"><text:span text:style-name="Source_20_Text"><text:s text:c="4"/>z = r * np.cos(phi)</text:span></text:p>
      <text:p text:style-name="P2"><text:span text:style-name="Source_20_Text"><text:s text:c="4"/>return x, y, z</text:span></text:p>
      <text:p text:style-name="P2"/>
      <text:p text:style-name="P2"><text:span text:style-name="Source_20_Text"># Generate spherical harmonic data from Collatz numbers</text:span></text:p>
      <text:p text:style-name="P2"><text:span text:style-name="Source_20_Text">x_spherical, y_spherical, z_spherical = spherical_collatz_harmonics(collatz_numbers)</text:span></text:p>
      <text:p text:style-name="P2"/>
      <text:p text:style-name="P2"><text:span text:style-name="Source_20_Text"># Visualize the spherical harmonic representation of the Collatz sequence</text:span></text:p>
      <text:p text:style-name="P2"><text:span text:style-name="Source_20_Text">fig = plt.figure(figsize=(12, 8))</text:span></text:p>
      <text:p text:style-name="P2"><text:span text:style-name="Source_20_Text">ax = fig.add_subplot(111, projection='3d')</text:span></text:p>
      <text:p text:style-name="P2"><text:span text:style-name="Source_20_Text">ax.plot(x_spherical, y_spherical, z_spherical, color="blue", label=f"Collatz Sequence (Start: {start_number})")</text:span></text:p>
      <text:p text:style-name="P2"><text:span text:style-name="Source_20_Text">ax.scatter(x_spherical, y_spherical, z_spherical, color="red", s=30)</text:span></text:p>
      <text:p text:style-name="P2"/>
      <text:p text:style-name="P2"><text:span text:style-name="Source_20_Text"># Label axes and add details</text:span></text:p>
      <text:p text:style-name="P2"><text:span text:style-name="Source_20_Text">ax.set_title(f"Spherical Harmonic Representation of Collatz Sequence (Start: {start_number})", fontsize=16)</text:span></text:p>
      <text:p text:style-name="P2"><text:span text:style-name="Source_20_Text">ax.set_xlabel("X Coordinate", fontsize=12)</text:span></text:p>
      <text:p text:style-name="P2"><text:span text:style-name="Source_20_Text">ax.set_ylabel("Y Coordinate", fontsize=12)</text:span></text:p>
      <text:p text:style-name="P2"><text:span text:style-name="Source_20_Text">ax.set_zlabel("Z Coordinate", fontsize=12)</text:span></text:p>
      <text:p text:style-name="P2"><text:span text:style-name="Source_20_Text">ax.legend(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00:27:25.325953487</meta:creation-date>
    <dc:date>2025-01-14T00:27:50.864850952</dc:date>
    <meta:editing-duration>PT26S</meta:editing-duration>
    <meta:editing-cycles>1</meta:editing-cycles>
    <meta:document-statistic meta:table-count="0" meta:image-count="0" meta:object-count="0" meta:page-count="1" meta:paragraph-count="38" meta:word-count="215" meta:character-count="1776" meta:non-whitespace-character-count="1499"/>
    <meta:generator>LibreOffice/24.2.7.2$Linux_X86_64 LibreOffice_project/420$Build-2</meta:generator>
  </office:meta>
</office:document-meta>
</file>